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media-type="image/png" manifest:full-path="Pictures/f353.1716977134.456956.png"/>
  <manifest:file-entry manifest:media-type="image/gif" manifest:full-path="Pictures/f846.1716977134.454088.gif"/>
  <manifest:file-entry manifest:media-type="image/gif" manifest:full-path="Pictures/f220.1716977134.427657.gif"/>
  <manifest:file-entry manifest:media-type="image/jpeg" manifest:full-path="Pictures/f703.1716977134.463965.jpg"/>
  <manifest:file-entry manifest:media-type="image/png" manifest:full-path="Pictures/f966.1716977134.428713.png"/>
  <manifest:file-entry manifest:media-type="image/jpeg" manifest:full-path="Pictures/f239.1716977134.455799.jpeg"/>
  <manifest:file-entry manifest:media-type="image/png" manifest:full-path="Pictures/f848.1716977134.537879.png"/>
  <manifest:file-entry manifest:media-type="image/jpeg" manifest:full-path="Pictures/f521.1716977134.428105.jpg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3">
  <office:scripts/>
  <office:font-face-decls>
    <style:font-face style:name="DejaVu Sans" style:font-pitch="variable" svg:font-family="'DejaVu Sans'" style:font-family-generic="system"/>
    <style:font-face style:name="Tahoma" svg:font-family="Tahoma"/>
    <style:font-face style:name="Ubuntu" svg:font-family="Ubuntu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05a6c1" officeooo:rsid="0005a6c1"/>
    </style:style>
    <style:style style:name="P2" style:parent-style-name="Standard" style:family="paragraph">
      <style:text-properties officeooo:paragraph-rsid="000a52d7" officeooo:rsid="000a52d7"/>
    </style:style>
    <style:style style:name="P3" style:parent-style-name="Standard" style:family="paragraph">
      <style:text-properties officeooo:paragraph-rsid="00089e1e" officeooo:rsid="0007003f"/>
    </style:style>
    <style:style style:name="P4" style:parent-style-name="Standard" style:family="paragraph">
      <style:paragraph-properties fo:text-align="center" style:justify-single-word="false"/>
      <style:text-properties officeooo:paragraph-rsid="0010f219" officeooo:rsid="0010f219"/>
    </style:style>
    <style:style style:name="P5" style:parent-style-name="Standard" style:family="paragraph">
      <style:paragraph-properties fo:text-align="start" style:justify-single-word="false" fo:break-before="page"/>
      <style:text-properties officeooo:paragraph-rsid="0010f219" officeooo:rsid="0010f219"/>
    </style:style>
    <style:style style:name="P6" style:parent-style-name="Comment" style:family="paragraph">
      <style:paragraph-properties fo:text-align="start"/>
    </style:style>
    <style:style style:name="P7" style:family="paragraph">
      <style:paragraph-properties fo:margin-top="0cm" fo:text-indent="0cm" style:writing-mode="lr-tb" loext:tab-stop-distance="0cm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style:font-size-asian="10pt" fo:font-size="9pt" style:font-size-complex="10pt"/>
    </style:style>
    <style:style style:name="T3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fo:language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10pt" style:country-complex="none"/>
    </style:style>
    <style:style style:name="T4" style:family="text">
      <style:text-properties fo:font-size="10pt"/>
    </style:style>
    <style:style style:name="T5" style:family="text">
      <style:text-properties fo:font-weight="normal" fo:font-style="normal" style:use-window-font-color="true" loext:opacity="0%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fo:language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9pt" style:country-complex="none"/>
    </style:style>
    <style:style style:name="qJX1pod" style:family="table-cell">
      <style:table-cell-properties style:vertical-align="middle" fo:padding="0.1cm" fo:border="0.05pt solid #000000"/>
    </style:style>
    <style:style style:name="Table9241716977134458160.1" style:family="table-column">
      <style:table-column-properties style:rel-column-width="65534*"/>
    </style:style>
  </office:automatic-styles>
  <office:body>
    <office:text text:use-soft-page-breaks="true"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p><draw:frame draw:name="I9571716977134427819" draw:z-index="0" text:anchor-type="as-char" svg:width="1.131900cm" svg:height="1.131900cm"><draw:image xlink:type="simple" xlink:show="embed" xlink:href="Pictures/f220.1716977134.427657.gif" xlink:actuate="onLoad"/></draw:frame></text:p>
      <text:p><draw:frame draw:name="I9961716977134428282" draw:z-index="0" text:anchor-type="as-char" svg:width="1.131900cm" svg:height="1.131900cm"><draw:image xlink:type="simple" xlink:show="embed" xlink:href="Pictures/f521.1716977134.428105.jpg" xlink:actuate="onLoad"/></draw:frame></text:p>
      <text:p><draw:frame draw:name="I1961716977134452092" draw:z-index="0" text:anchor-type="as-char" svg:width="0.996072cm" svg:height="0.792330cm"><draw:image xlink:type="simple" xlink:show="embed" xlink:href="Pictures/f966.1716977134.428713.png" xlink:actuate="onLoad"/></draw:frame></text:p>
      <text:p><draw:frame draw:name="I4251716977134453421" draw:z-index="0" text:anchor-type="paragraph" svg:width="1.131900cm" svg:height="1.131900cm"><draw:image xlink:type="simple" xlink:show="embed" xlink:href="Pictures/f220.1716977134.427657.gif" xlink:actuate="onLoad"/></draw:frame></text:p>
      <text:p><draw:frame draw:name="I8341716977134454467" draw:z-index="0" text:anchor-type="as-char" svg:width="1.131900cm" svg:height="1.131900cm"><draw:image xlink:type="simple" xlink:show="embed" xlink:href="Pictures/f846.1716977134.454088.gif" xlink:actuate="onLoad"/></draw:frame></text:p>
      <text:p text:style-name="Standard"/>
      <text:p><draw:frame draw:name="I8321716977134456370" draw:z-index="0" text:anchor-type="as-char" svg:width="2.263800cm" svg:height="2.263800cm"><draw:image xlink:type="simple" xlink:show="embed" xlink:href="Pictures/f239.1716977134.455799.jpeg" xlink:actuate="onLoad"/></draw:frame><draw:frame draw:style-name="podImageRight" draw:name="I4451716977134456741" draw:z-index="0" text:anchor-type="char" svg:width="2.263800cm" svg:height="4.527600cm"><draw:image xlink:type="simple" xlink:show="embed" xlink:href="Pictures/f239.1716977134.455799.jpeg" xlink:actuate="onLoad"/></draw:frame><draw:frame draw:name="I2871716977134457222" draw:z-index="0" text:anchor-type="as-char" svg:width="3.350424cm" svg:height="6.587658cm"><draw:image xlink:type="simple" xlink:show="embed" xlink:href="Pictures/f353.1716977134.456956.png" xlink:actuate="onLoad"/></draw:frame><draw:frame draw:name="I9601716977134457543" draw:z-index="0" text:anchor-type="as-char" svg:width="1.675212cm" svg:height="3.282510cm"><draw:image xlink:type="simple" xlink:show="embed" xlink:href="Pictures/f353.1716977134.456956.png" xlink:actuate="onLoad"/></draw:frame><draw:frame draw:name="I7851716977134457851" draw:z-index="0" text:anchor-type="as-char" svg:width="3.350424cm" svg:height="6.587658cm"><draw:image xlink:type="simple" xlink:show="embed" xlink:href="Pictures/f353.1716977134.456956.png" xlink:actuate="onLoad"/></draw:frame></text:p>
      <text:p/>
      <table:table table:name="Table9241716977134458160" table:style-name="podTable">
        <table:table-column table:style-name="Table9241716977134458160.1"/>
        <table:table-row>
          <table:table-cell table:style-name="qJX1pod">
            <text:p text:style-name="podCellContent"><draw:frame draw:name="I5341716977134459136" draw:z-index="0" text:anchor-type="as-char" svg:width="1.131900cm" svg:height="1.131900cm"><draw:image xlink:type="simple" xlink:show="embed" xlink:href="Pictures/f239.1716977134.455799.jpeg" xlink:actuate="onLoad"/></draw:frame></text:p>
          </table:table-cell>
        </table:table-row>
      </table:table>
      <text:p> </text:p>
      <text:p text:style-name="P2"/>
      <text:p text:style-name="Standard">Error cases</text:p>
      <text:p text:style-name="Standard"/>
      <text:p><office:annotation><dc:creator>POD</dc:creator><dc:date>2024-05-29T12:05:34</dc:date><text:p>Error while evaluating the expression "document()" defined in the "from" part of a statement. PodError: Please specify a document to import, either with a stream (parameter "content") or with a path (parameter "at").</text:p><text:p>   File "/opt/Plone-2.5.5/Python-2.4.4/lib/python2.4/site-packages/appy/pod/__init__.py", line 33, in run</text:p><text:p>    return eval(expression, context)</text:p><text:p>   File "&lt;string&gt;", line 0, in ?</text:p><text:p>   File "/opt/Plone-2.5.5/Python-2.4.4/lib/python2.4/site-packages/appy/pod/renderer.py", line 625, in importDocument</text:p><text:p>    if not content and not at: raise PodError(DOC_KO)</text:p><text:p> appy.pod.PodError: Please specify a document to import, either with a stream (parameter "content") or with a path (parameter "at").</text:p></office:annotation></text:p>
      <text:p><office:annotation><dc:creator>POD</dc:creator><dc:date>2024-05-29T12:05:34</dc:date><text:p>Error while evaluating the expression "document(content="blabla")" defined in the "from" part of a statement. PodError: POD was unable to deduce the document format. Please specify it through parameter named "format" (=odt, gif, png, ...).</text:p><text:p>   File "/opt/Plone-2.5.5/Python-2.4.4/lib/python2.4/site-packages/appy/pod/__init__.py", line 33, in run</text:p><text:p>    return eval(expression, context)</text:p><text:p>   File "&lt;string&gt;", line 0, in ?</text:p><text:p>   File "/opt/Plone-2.5.5/Python-2.4.4/lib/python2.4/site-packages/appy/pod/renderer.py", line 635, in importDocument</text:p><text:p>    raise PodError(DOC_F_ERR)</text:p><text:p> appy.pod.PodError: POD was unable to deduce the document format. Please specify it through parameter named "format" (=odt, gif, png, ...).</text:p></office:annotation></text:p>
      <text:p><office:annotation><dc:creator>POD</dc:creator><dc:date>2024-05-29T12:05:34</dc:date><text:p>Error while evaluating the expression "document(content="blabla", format='bzz')" defined in the "from" part of a statement. PodError: Format "bzz" is not supported.</text:p><text:p>   File "/opt/Plone-2.5.5/Python-2.4.4/lib/python2.4/site-packages/appy/pod/__init__.py", line 33, in run</text:p><text:p>    return eval(expression, context)</text:p><text:p>   File "&lt;string&gt;", line 0, in ?</text:p><text:p>   File "/opt/Plone-2.5.5/Python-2.4.4/lib/python2.4/site-packages/appy/pod/renderer.py", line 656, in importDocument</text:p><text:p>    raise PodError(DOC_F_KO % format)</text:p><text:p> appy.pod.PodError: Format "bzz" is not supported.</text:p></office:annotation></text:p>
      <text:p><office:annotation><dc:creator>POD</dc:creator><dc:date>2024-05-29T12:05:34</dc:date><text:p>Error while evaluating the expression "document(at='%s/pod/test/images/python.gif' % getAppyPath(), anchor='odt')" defined in the "from" part of a statement. PodError: Wrong anchor. Valid values for anchors are: ('page', 'paragraph', 'char', 'as-char').</text:p><text:p>   File "/opt/Plone-2.5.5/Python-2.4.4/lib/python2.4/site-packages/appy/pod/__init__.py", line 33, in run</text:p><text:p>    return eval(expression, context)</text:p><text:p>   File "&lt;string&gt;", line 0, in ?</text:p><text:p>   File "/opt/Plone-2.5.5/Python-2.4.4/lib/python2.4/site-packages/appy/pod/renderer.py", line 661, in importDocument</text:p><text:p>    style, keepRatio, convertOptions)</text:p><text:p>   File "/opt/Plone-2.5.5/Python-2.4.4/lib/python2.4/site-packages/appy/pod/doc_importers.py", line 564, in init</text:p><text:p>    raise PodError(self.WRONG_ANCHOR % str(self.anchorTypes))</text:p><text:p> appy.pod.PodError: Wrong anchor. Valid values for anchors are: ('page', 'paragraph', 'char', 'as-char').</text:p></office:annotation></text:p>
      <text:p><draw:frame draw:name="I8221716977134464145" draw:z-index="0" text:anchor-type="as-char" svg:width="2.263800cm" svg:height="1.697850cm"><draw:image xlink:type="simple" xlink:show="embed" xlink:href="Pictures/f703.1716977134.463965.jpg" xlink:actuate="onLoad"/></draw:frame></text:p>
      <text:p><draw:frame draw:name="I1001716977134536806" draw:z-index="0" text:anchor-type="as-char" svg:width="2.263800cm" svg:height="1.697850cm"><draw:image xlink:type="simple" xlink:show="embed" xlink:href="Pictures/f703.1716977134.463965.jpg" xlink:actuate="onLoad"/></draw:frame></text:p>
      <text:p text:style-name="P3"/>
      <text:p text:style-name="P4"><draw:frame draw:name="I3271716977134537409" draw:z-index="0" text:anchor-type="as-char" svg:width="1.131900cm" svg:height="1.131900cm"><draw:image xlink:type="simple" xlink:show="embed" xlink:href="Pictures/f220.1716977134.427657.gif" xlink:actuate="onLoad"/></draw:frame></text:p>
      <text:p><draw:frame draw:name="I4531716977134538187" draw:z-index="0" text:anchor-type="as-char" svg:width="7.552287cm" svg:height="25.699000cm"><draw:image xlink:type="simple" xlink:show="embed" xlink:href="Pictures/f848.1716977134.537879.png" xlink:actuate="onLoad"/></draw:frame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3">
  <office:font-face-decls>
    <style:font-face style:name="DejaVu Sans" style:font-pitch="variable" svg:font-family="'DejaVu Sans'" style:font-family-generic="system"/>
    <style:font-face style:name="Tahoma" svg:font-family="Tahoma"/>
    <style:font-face style:name="Ubuntu" svg:font-family="Ubuntu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style:writing-mode="lr-tb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loext:tab-stop-distance="0cm" style:font-independent-line-spacing="false" style:writing-mode="lr-tb" style:line-break="strict">
        <style:tab-stops/>
      </style:paragraph-properties>
      <style:text-properties style:use-window-font-color="true" fo:country="BE" loext:opacity="0%" style:font-name="Tahoma" style:language-asian="zxx" style:language-complex="zxx" fo:language="fr" style:font-name-asian="DejaVu Sans" fo:font-size="12pt" style:font-size-complex="12pt" style:country-asian="none" style:letter-kerning="true" style:font-size-asian="10.5pt" style:font-name-complex="DejaVu Sans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loext:opacity="0%" style:font-name-asian="DejaVu Sans" style:country-asian="none" style:letter-kerning="true" loext:hyphenation-no-caps="false" fo:hyphenate="false" loext:hyphenation-word-char-count="no-limit" loext:hyphenation-zone="no-limit" style:font-name-complex="DejaVu Sans" fo:hyphenation-push-char-count="2" style:font-name="Tahoma" style:language-asian="zxx" fo:language="fr" style:font-size-complex="12pt" loext:hyphenation-no-last-word="false" fo:country="BE" style:font-size-asian="10.5pt" style:language-complex="zxx" fo:font-size="12pt" style:country-complex="none" fo:hyphenation-remain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family-generic-complex="system" style:font-size-asian="14pt" fo:font-family="Tahoma" style:font-name="Tahoma" style:font-size-complex="14pt" style:font-family-asian="'DejaVu Sans'" style:font-name-asian="DejaVu Sans" style:font-family-complex="'DejaVu Sans'" fo:font-size="14pt" style:font-pitch-complex="variable" style:font-pitch-asian="variable" style:font-name-complex="DejaVu Sans"/>
    </style:style>
    <style:style style:name="List" style:class="list" style:parent-style-name="Text_20_body" style:family="paragraph">
      <style:text-properties style:font-size-asian="12pt" fo:font-family="Tahoma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fo:font-family="Tahoma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fo:font-family="Tahoma" style:font-name="Tahoma"/>
    </style:style>
    <style:style style:name="Comment" style:class="extra" style:parent-style-name="Standard" style:family="paragraph">
      <style:text-properties style:font-size-asian="10pt" fo:font-size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style:text-underline-width="auto" style:text-underline-style="solid" loext:opacity="100%" fo:country="none" style:text-underline-color="font-color" style:language-asian="zxx" style:language-complex="zxx" fo:language="zxx" style:country-complex="none" style:country-asian="none" fo:color="#000080"/>
    </style:style>
    <style:style style:name="Graphics" style:family="graphic">
      <style:graphic-properties style:vertical-pos="top" fo:background-color="transparent" style:wrap="dynamic" style:wrap-contour="false" style:horizontal-pos="center" svg:y="0cm" svg:x="0cm" style:number-wrapped-paragraphs="no-limit" style:vertical-rel="paragraph" draw:fill="none" text:anchor-type="paragraph" style:horizontal-rel="paragraph"/>
    </style:style>
    <text:outline-style style:name="Outline">
      <text:outline-level-style style:num-format="" loext:num-list-format="%1%" text:level="1">
        <style:list-level-properties text:min-label-distance="0.381cm"/>
      </text:outline-level-style>
      <text:outline-level-style style:num-format="" loext:num-list-format="%2%" text:level="2">
        <style:list-level-properties text:min-label-distance="0.381cm"/>
      </text:outline-level-style>
      <text:outline-level-style style:num-format="" loext:num-list-format="%3%" text:level="3">
        <style:list-level-properties text:min-label-distance="0.381cm"/>
      </text:outline-level-style>
      <text:outline-level-style style:num-format="" loext:num-list-format="%4%" text:level="4">
        <style:list-level-properties text:min-label-distance="0.381cm"/>
      </text:outline-level-style>
      <text:outline-level-style style:num-format="" loext:num-list-format="%5%" text:level="5">
        <style:list-level-properties text:min-label-distance="0.381cm"/>
      </text:outline-level-style>
      <text:outline-level-style style:num-format="" loext:num-list-format="%6%" text:level="6">
        <style:list-level-properties text:min-label-distance="0.381cm"/>
      </text:outline-level-style>
      <text:outline-level-style style:num-format="" loext:num-list-format="%7%" text:level="7">
        <style:list-level-properties text:min-label-distance="0.381cm"/>
      </text:outline-level-style>
      <text:outline-level-style style:num-format="" loext:num-list-format="%8%" text:level="8">
        <style:list-level-properties text:min-label-distance="0.381cm"/>
      </text:outline-level-style>
      <text:outline-level-style style:num-format="" loext:num-list-format="%9%" text:level="9">
        <style:list-level-properties text:min-label-distance="0.381cm"/>
      </text:outline-level-style>
      <text:outline-level-style style:num-format="" loext:num-list-format="%10%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0.99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loext:margin-gutter="0cm" fo:page-height="29.699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initial-creator>Gaetan Delannay</meta:initial-creator>
    <meta:creation-date>2008-04-08T16:25:25</meta:creation-date>
    <dc:date>2024-05-29T12:05:33.315945050</dc:date>
    <dc:language>fr-BE</dc:language>
    <meta:editing-cycles>32</meta:editing-cycles>
    <meta:editing-duration>PT2H59M52S</meta:editing-duration>
    <meta:document-statistic meta:table-count="0" meta:image-count="0" meta:object-count="0" meta:page-count="2" meta:paragraph-count="15" meta:word-count="89" meta:character-count="483" meta:non-whitespace-character-count="406"/>
    <meta:user-defined meta:name="Info 1"/>
    <meta:user-defined meta:name="Info 2"/>
    <meta:user-defined meta:name="Info 3"/>
    <meta:user-defined meta:name="Info 4"/>
    <dc:title>imagesImport</dc:title>
  </office:meta>
</office:document-meta>
</file>